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/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style="italic" style:font-style-asian="italic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style="italic" style:font-style-asian="italic"/>
    </style:style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T20" style:parent-style-name="DefaultParagraphFont" style:family="text">
      <style:text-properties style:text-position="sub 66.6%"/>
    </style:style>
    <style:style style:name="P21" style:parent-style-name="Normal" style:family="paragraph"/>
    <style:style style:name="T22" style:parent-style-name="DefaultParagraphFont" style:family="text">
      <style:text-properties style:text-position="sub 66.6%"/>
    </style:style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T27" style:parent-style-name="DefaultParagraphFont" style:family="text">
      <style:text-properties fo:font-style="italic" style:font-style-asian="italic"/>
    </style:style>
    <style:style style:name="TableColumn29" style:family="table-column">
      <style:table-column-properties style:column-width="0.625in"/>
    </style:style>
    <style:style style:name="TableColumn30" style:family="table-column">
      <style:table-column-properties style:column-width="1.0625in"/>
    </style:style>
    <style:style style:name="TableColumn31" style:family="table-column">
      <style:table-column-properties style:column-width="2.0625in"/>
    </style:style>
    <style:style style:name="TableColumn32" style:family="table-column">
      <style:table-column-properties style:column-width="2.075in"/>
    </style:style>
    <style:style style:name="Table28" style:family="table">
      <style:table-properties style:width="5.825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 style:text-position="sub 66.6%"/>
    </style:style>
    <style:style style:name="T41" style:parent-style-name="DefaultParagraphFont" style:family="text">
      <style:text-properties fo:font-weight="bold" style:font-weight-asian="bold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text-properties fo:font-weight="bold" style:font-weight-asian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text-properties style:text-position="sub 66.6%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/>
    <style:style style:name="P51" style:parent-style-name="Normal" style:family="paragraph"/>
    <style:style style:name="P52" style:parent-style-name="Normal" style:family="paragraph"/>
  </office:automatic-styles>
  <office:body>
    <office:text text:use-soft-page-breaks="true">
      <text:h text:style-name="P1" text:outline-level="1">Lab Report: <text:s/>Hypothesis Testing<text:s/>– Single Population<text:s/>Proportion</text:h>
      <text:p text:style-name="Normal">Name(s): <text:s/>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hypothesis testing:<text:s/></text:p>
        </text:list-item>
        <text:list-item>
          <text:p text:style-name="P4">hypothesis:<text:s/></text:p>
        </text:list-item>
        <text:list-item>
          <text:p text:style-name="P5">null hypothesis:<text:s/></text:p>
        </text:list-item>
        <text:list-item>
          <text:p text:style-name="P6">alternative hypothesis:<text:s/></text:p>
        </text:list-item>
        <text:list-item>
          <text:p text:style-name="P7">Type I error:<text:s/></text:p>
        </text:list-item>
        <text:list-item>
          <text:p text:style-name="P8">Type II error:<text:s/></text:p>
        </text:list-item>
        <text:list-item>
          <text:p text:style-name="P9">rare event rule:<text:s/></text:p>
        </text:list-item>
        <text:list-item>
          <text:p text:style-name="P10"><text:span text:style-name="T11">p-value:<text:s/></text:span></text:p>
        </text:list-item>
      </text:list>
      <text:h text:style-name="Heading2" text:outline-level="2">Data</text:h>
      <text:h text:style-name="Heading3" text:outline-level="3">What random sampling method did you use and why did you use such a method?</text:h>
      <text:h text:style-name="Heading3" text:outline-level="3"/>
      <text:h text:style-name="Heading3" text:outline-level="3">Summary Data:</text:h>
      <text:p text:style-name="Normal"><text:span text:style-name="T12">Number of trials</text:span><text:s/>(number of students I surveyed):<text:s/><text:s/><text:span text:style-name="T13">n</text:span><text:s/>=<text:s/></text:p>
      <text:p text:style-name="Normal"><text:span text:style-name="T14">Number of events</text:span><text:s/>(number of students I surveyed who own at least one dog at home): <text:s/><text:span text:style-name="T15">x</text:span><text:s/>=<text:s/></text:p>
      <text:h text:style-name="Heading2" text:outline-level="2">Hypotheses</text:h>
      <text:list text:style-name="LFO10" text:continue-numbering="true">
        <text:list-item>
          <text:p text:style-name="P16">State the claim that you are testing.</text:p>
          <text:list text:continue-numbering="true">
            <text:list-item>
              <text:p text:style-name="P17"/>
            </text:list-item>
          </text:list>
        </text:list-item>
        <text:list-item>
          <text:p text:style-name="P18">State the null and alternative hypotheses.</text:p>
          <text:list text:continue-numbering="true">
            <text:list-item>
              <text:p text:style-name="P19">H<text:span text:style-name="T20">0</text:span>: <text:s/></text:p>
            </text:list-item>
            <text:list-item>
              <text:p text:style-name="P21">H<text:span text:style-name="T22">a</text:span>: <text:s/></text:p>
            </text:list-item>
          </text:list>
        </text:list-item>
        <text:list-item>
          <text:p text:style-name="P23">Is this a right-tailed, left-tailed, or two-tailed test?</text:p>
          <text:list text:continue-numbering="true">
            <text:list-item>
              <text:p text:style-name="P24"/>
            </text:list-item>
          </text:list>
        </text:list-item>
        <text:list-item>
          <text:p text:style-name="P25">Define the random variable for this test.</text:p>
          <text:list text:continue-numbering="true">
            <text:list-item>
              <text:p text:style-name="P26"><text:span text:style-name="T27">p’</text:span><text:s/>=<text:s/></text:p>
            </text:list-item>
          </text:list>
        </text:list-item>
      </text:list>
      <text:soft-page-break/>
      <text:h text:style-name="Heading2" text:outline-level="2">Hypothesis Test</text:h>
      <text:h text:style-name="Heading2" text:outline-level="2"/>
      <text:h text:style-name="Heading2" text:outline-level="2">Interpretation</text:h>
      <text:h text:style-name="Heading3" text:outline-level="3">Decisions on Null Hypothesis</text:h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α</text:p>
          </table:table-cell>
          <table:table-cell table:style-name="TableCell36">
            <text:p text:style-name="P37">p-value<text:s/></text:p>
          </table:table-cell>
          <table:table-cell table:style-name="TableCell38">
            <text:p text:style-name="Normal"><text:span text:style-name="T39">decision <text:s/>(reject or do not reject H</text:span><text:span text:style-name="T40">0</text:span><text:span text:style-name="T41">)</text:span></text:p>
          </table:table-cell>
          <table:table-cell table:style-name="TableCell42">
            <text:p text:style-name="P43">reason for decision</text:p>
          </table:table-cell>
        </table:table-row>
        <table:table-row table:style-name="TableRow44">
          <table:table-cell table:style-name="TableCell45">
            <text:p text:style-name="Normal">0.05</text:p>
          </table:table-cell>
          <table:table-cell table:style-name="TableCell46">
            <text:p text:style-name="Normal"/>
          </table:table-cell>
          <table:table-cell table:style-name="TableCell47">
            <text:p text:style-name="P48"/>
          </table:table-cell>
          <table:table-cell table:style-name="TableCell49">
            <text:p text:style-name="Normal"/>
          </table:table-cell>
        </table:table-row>
      </table:table>
      <text:h text:style-name="Heading3" text:outline-level="3">Conclusion</text:h>
      <text:h text:style-name="Heading2" text:outline-level="2"/>
      <text:h text:style-name="Heading2" text:outline-level="2">Discussion</text:h>
      <text:list text:style-name="LFO7" text:continue-numbering="true">
        <text:list-item>
          <text:p text:style-name="P50"><text:s/><text:s/></text:p>
        </text:list-item>
        <text:list-item>
          <text:p text:style-name="P51"><text:s/></text:p>
        </text:list-item>
        <text:list-item>
          <text:p text:style-name="P52">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4:00Z</meta:creation-date>
    <dc:date>2010-06-24T22:24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133" meta:character-count="891" meta:row-count="6" meta:non-whitespace-character-count="759"/>
  </office:meta>
</office:document-meta>
</file>